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Arial2" svg:font-family="Arial" style:font-family-generic="swiss"/>
    <style:font-face style:name="Rubik" svg:font-family="Rubi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427cm" style:rel-column-width="9356*"/>
    </style:style>
    <style:style style:name="Tabla1.B" style:family="table-column">
      <style:table-column-properties style:column-width="2.066cm" style:rel-column-width="7962*"/>
    </style:style>
    <style:style style:name="Tabla1.C" style:family="table-column">
      <style:table-column-properties style:column-width="2.792cm" style:rel-column-width="10763*"/>
    </style:style>
    <style:style style:name="Tabla1.D" style:family="table-column">
      <style:table-column-properties style:column-width="3.722cm" style:rel-column-width="14347*"/>
    </style:style>
    <style:style style:name="Tabla1.E" style:family="table-column">
      <style:table-column-properties style:column-width="1.787cm" style:rel-column-width="6888*"/>
    </style:style>
    <style:style style:name="Tabla1.F" style:family="table-column">
      <style:table-column-properties style:column-width="1.778cm" style:rel-column-width="6854*"/>
    </style:style>
    <style:style style:name="Tabla1.G" style:family="table-column">
      <style:table-column-properties style:column-width="2.429cm" style:rel-column-width="9365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G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none"/>
    </style:style>
    <style:style style:name="Tabla1.G2" style:family="table-cell">
      <style:table-cell-properties fo:padding="0.097cm" fo:border-left="0.05pt solid #000000" fo:border-right="0.05pt solid #000000" fo:border-top="none" fo:border-bottom="none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333333" style:font-name="Rubik" officeooo:rsid="0008dcf0" officeooo:paragraph-rsid="0008dcf0"/>
    </style:style>
    <style:style style:name="P2" style:family="paragraph" style:parent-style-name="Standard">
      <style:text-properties fo:color="#333333" style:font-name="Rubik" officeooo:rsid="0009cbf0" officeooo:paragraph-rsid="0009cbf0"/>
    </style:style>
    <style:style style:name="P3" style:family="paragraph" style:parent-style-name="Standard">
      <style:text-properties fo:color="#333333" style:font-name="Rubik" officeooo:rsid="0009cbf0" officeooo:paragraph-rsid="000b0f94"/>
    </style:style>
    <style:style style:name="P4" style:family="paragraph" style:parent-style-name="Standard">
      <style:text-properties fo:color="#333333" style:font-name="Rubik" officeooo:paragraph-rsid="0009cbf0"/>
    </style:style>
    <style:style style:name="P5" style:family="paragraph" style:parent-style-name="Standard">
      <style:text-properties fo:color="#333333" style:font-name="Rubik" fo:font-weight="normal" officeooo:rsid="0009cbf0" officeooo:paragraph-rsid="000b0f94" style:font-weight-asian="normal" style:font-weight-complex="normal"/>
    </style:style>
    <style:style style:name="P6" style:family="paragraph" style:parent-style-name="Standard">
      <style:text-properties fo:color="#333333" style:font-name="Rubik" fo:font-weight="normal" officeooo:rsid="000b0f94" officeooo:paragraph-rsid="000b0f94" style:font-weight-asian="normal" style:font-weight-complex="normal"/>
    </style:style>
    <style:style style:name="P7" style:family="paragraph" style:parent-style-name="Standard">
      <style:text-properties fo:color="#333333" style:font-name="Rubik" fo:font-weight="normal" officeooo:rsid="000cdc5b" officeooo:paragraph-rsid="000cdc5b" style:font-weight-asian="normal" style:font-weight-complex="normal"/>
    </style:style>
    <style:style style:name="P8" style:family="paragraph" style:parent-style-name="Standard">
      <style:text-properties fo:color="#333333" style:font-name="Rubik" fo:font-weight="normal" officeooo:rsid="000d7100" officeooo:paragraph-rsid="000d7100" style:font-weight-asian="normal" style:font-weight-complex="normal"/>
    </style:style>
    <style:style style:name="P9" style:family="paragraph" style:parent-style-name="Standard">
      <style:text-properties fo:color="#333333" style:font-name="Rubik" officeooo:rsid="000b0f94" officeooo:paragraph-rsid="000b0f94"/>
    </style:style>
    <style:style style:name="P10" style:family="paragraph" style:parent-style-name="Standard">
      <style:text-properties fo:color="#333333" style:font-name="Rubik" officeooo:rsid="000b0f94" officeooo:paragraph-rsid="000cdc5b"/>
    </style:style>
    <style:style style:name="P11" style:family="paragraph" style:parent-style-name="Standard">
      <style:text-properties fo:color="#333333" style:font-name="Rubik" officeooo:rsid="000cdc5b" officeooo:paragraph-rsid="000cdc5b"/>
    </style:style>
    <style:style style:name="P12" style:family="paragraph" style:parent-style-name="Standard">
      <style:text-properties fo:color="#333333" style:font-name="Rubik" officeooo:rsid="000d7100" officeooo:paragraph-rsid="000d7100"/>
    </style:style>
    <style:style style:name="P13" style:family="paragraph" style:parent-style-name="Table_20_Contents">
      <style:text-properties fo:color="#333333" style:font-name="Rubik" fo:font-weight="bold" officeooo:rsid="000b0f94" officeooo:paragraph-rsid="000b0f94" style:font-weight-asian="bold" style:font-weight-complex="bold"/>
    </style:style>
    <style:style style:name="P14" style:family="paragraph" style:parent-style-name="Table_20_Contents">
      <style:text-properties fo:color="#333333" style:font-name="Rubik" fo:font-weight="normal" officeooo:rsid="000b0f94" officeooo:paragraph-rsid="000b0f94" style:font-weight-asian="normal" style:font-weight-complex="normal"/>
    </style:style>
    <style:style style:name="P15" style:family="paragraph" style:parent-style-name="Table_20_Contents">
      <style:text-properties fo:color="#333333" style:font-name="Rubik" fo:font-weight="normal" officeooo:rsid="000cdc5b" officeooo:paragraph-rsid="000cdc5b" style:font-weight-asian="normal" style:font-weight-complex="normal"/>
    </style:style>
    <style:style style:name="P16" style:family="paragraph" style:parent-style-name="Table_20_Contents">
      <style:text-properties fo:color="#333333" style:font-name="Rubik" fo:font-weight="normal" officeooo:rsid="000d7100" officeooo:paragraph-rsid="000d7100" style:font-weight-asian="normal" style:font-weight-complex="normal"/>
    </style:style>
    <style:style style:name="P17" style:family="paragraph" style:parent-style-name="Standard">
      <style:text-properties fo:color="#333333" style:font-name="Rubik" officeooo:rsid="0009cbf0" officeooo:paragraph-rsid="0009cbf0"/>
    </style:style>
    <style:style style:name="P18" style:family="paragraph" style:parent-style-name="Standard">
      <style:text-properties fo:color="#333333" style:font-name="Rubik" officeooo:rsid="0009cbf0" officeooo:paragraph-rsid="000b0f94"/>
    </style:style>
    <style:style style:name="P19" style:family="paragraph" style:parent-style-name="Standard">
      <style:text-properties fo:color="#333333" style:font-name="Rubik" fo:font-weight="normal" officeooo:rsid="0009cbf0" officeooo:paragraph-rsid="000b0f94" style:font-weight-asian="normal" style:font-weight-complex="normal"/>
    </style:style>
    <style:style style:name="T1" style:family="text">
      <style:text-properties officeooo:rsid="000b0f94"/>
    </style:style>
    <style:style style:name="T2" style:family="text">
      <style:text-properties fo:font-variant="normal" fo:text-transform="none" fo:color="#222222" style:font-name="Arial" fo:font-size="12pt" fo:letter-spacing="normal" fo:font-style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de js express</text:p>
      <text:p text:style-name="P1"/>
      <text:p text:style-name="P1">react</text:p>
      <text:p text:style-name="P1"/>
      <text:p text:style-name="P1">mongo db</text:p>
      <text:p text:style-name="P1">post gers</text:p>
      <text:p text:style-name="P1"/>
      <text:p text:style-name="P2">BOOTCAMPS</text:p>
      <text:p text:style-name="P2"/>
      <text:p text:style-name="P2">Geekhub </text:p>
      <text:p text:style-name="P2">12 weeks </text:p>
      <text:p text:style-name="P2">Scrum, Git &amp; GitFlow, HTML, CSS, JavaScript, TypeScript, React + Redux</text:p>
      <text:p text:style-name="P2">Wordpress</text:p>
      <text:p text:style-name="P4"/>
      <text:p text:style-name="P2">NodeJS Express</text:p>
      <text:p text:style-name="P2">PHP</text:p>
      <text:p text:style-name="P2">Laravel</text:p>
      <text:p text:style-name="P4"/>
      <text:p text:style-name="P2">presencial</text:p>
      <text:p text:style-name="P4"/>
      <text:p text:style-name="P2">6000<text:line-break/></text:p>
      <text:p text:style-name="P2">finance<text:line-break/>48 months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13">Bootcamp</text:p>
          </table:table-cell>
          <table:table-cell table:style-name="Tabla1.A1" office:value-type="string">
            <text:p text:style-name="P13">Time</text:p>
          </table:table-cell>
          <table:table-cell table:style-name="Tabla1.A1" office:value-type="string">
            <text:p text:style-name="P13">Frontend</text:p>
          </table:table-cell>
          <table:table-cell table:style-name="Tabla1.A1" office:value-type="string">
            <text:p text:style-name="P13">Backend</text:p>
          </table:table-cell>
          <table:table-cell table:style-name="Tabla1.A1" office:value-type="string">
            <text:p text:style-name="P13">Where?</text:p>
          </table:table-cell>
          <table:table-cell table:style-name="Tabla1.A1" office:value-type="string">
            <text:p text:style-name="P13">Price</text:p>
          </table:table-cell>
          <table:table-cell table:style-name="Tabla1.G1" office:value-type="string">
            <text:p text:style-name="P13">Finance</text:p>
          </table:table-cell>
        </table:table-row>
        <table:table-row>
          <table:table-cell table:style-name="Tabla1.A2" office:value-type="string">
            <text:p text:style-name="P5">Gee<text:span text:style-name="T1">s</text:span>khub</text:p>
          </table:table-cell>
          <table:table-cell table:style-name="Tabla1.A2" office:value-type="string">
            <text:p text:style-name="P14">12 weeks</text:p>
          </table:table-cell>
          <table:table-cell table:style-name="Tabla1.A2" office:value-type="string">
            <text:p text:style-name="P3">Scrum, Git &amp; GitFlow, HTML, CSS, JavaScript, TypeScript, React + Redux</text:p>
            <text:p text:style-name="P5">Wordpress</text:p>
          </table:table-cell>
          <table:table-cell table:style-name="Tabla1.A2" office:value-type="string">
            <text:p text:style-name="P3">NodeJS Express</text:p>
            <text:p text:style-name="P3">PHP</text:p>
            <text:p text:style-name="P5">Laravel</text:p>
          </table:table-cell>
          <table:table-cell table:style-name="Tabla1.A2" office:value-type="string">
            <text:p text:style-name="P14">Madrid</text:p>
          </table:table-cell>
          <table:table-cell table:style-name="Tabla1.A2" office:value-type="string">
            <text:p text:style-name="P14">6500€</text:p>
          </table:table-cell>
          <table:table-cell table:style-name="Tabla1.G2" office:value-type="string">
            <text:p text:style-name="P14">48 months</text:p>
          </table:table-cell>
        </table:table-row>
        <table:table-row>
          <table:table-cell table:style-name="Tabla1.A2" office:value-type="string">
            <text:p text:style-name="P6">Le Wagon</text:p>
          </table:table-cell>
          <table:table-cell table:style-name="Tabla1.A2" office:value-type="string">
            <text:p text:style-name="P14">9 weeks</text:p>
          </table:table-cell>
          <table:table-cell table:style-name="Tabla1.A2" office:value-type="string">
            <text:p text:style-name="P9">HTML, CSS, ES6, GitHub, </text:p>
          </table:table-cell>
          <table:table-cell table:style-name="Tabla1.A2" office:value-type="string">
            <text:p text:style-name="P10">SQL &amp; ORM, Ruby on Rails</text:p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  <table:table-cell table:style-name="Tabla1.G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7">Wild Code School</text:p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>SCRUM, HTML, CSS, JS,REACT,API, GitHub</text:p>
          </table:table-cell>
          <table:table-cell table:style-name="Tabla1.A2" office:value-type="string">
            <text:p text:style-name="P11">Node Js</text:p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6">4500€</text:p>
          </table:table-cell>
          <table:table-cell table:style-name="Tabla1.G2" office:value-type="string">
            <text:p text:style-name="P14"/>
          </table:table-cell>
        </table:table-row>
        <table:table-row>
          <table:table-cell table:style-name="Tabla1.A5" office:value-type="string">
            <text:p text:style-name="P8">Keepcoding</text:p>
          </table:table-cell>
          <table:table-cell table:style-name="Tabla1.A5" office:value-type="string">
            <text:p text:style-name="P16">6 months</text:p>
          </table:table-cell>
          <table:table-cell table:style-name="Tabla1.A5" office:value-type="string">
            <text:p text:style-name="P15"><text:span text:style-name="T2">HTML5, CSS3, JavaScript, Webpack, SASS</text:span> </text:p>
          </table:table-cell>
          <table:table-cell table:style-name="Tabla1.A5" office:value-type="string">
            <text:p text:style-name="P12">Node Js, Mongo db</text:p>
          </table:table-cell>
          <table:table-cell table:style-name="Tabla1.A5" office:value-type="string">
            <text:p text:style-name="P16">Remote</text:p>
            <text:p text:style-name="P16"/>
          </table:table-cell>
          <table:table-cell table:style-name="Tabla1.A5" office:value-type="string">
            <text:p text:style-name="P16">5000€</text:p>
          </table:table-cell>
          <table:table-cell table:style-name="Tabla1.G5" office:value-type="string">
            <text:p text:style-name="P16">ye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Arial2" svg:font-family="Arial" style:font-family-generic="swiss"/>
    <style:font-face style:name="Rubik" svg:font-family="Rubi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3T12:35:22.149000000</meta:creation-date>
    <dc:date>2020-12-03T21:37:18.139000000</dc:date>
    <meta:editing-duration>PT4H53M54S</meta:editing-duration>
    <meta:editing-cycles>1</meta:editing-cycles>
    <meta:generator>LibreOffice/6.3.3.2$Windows_X86_64 LibreOffice_project/a64200df03143b798afd1ec74a12ab50359878ed</meta:generator>
    <meta:document-statistic meta:table-count="1" meta:image-count="0" meta:object-count="0" meta:page-count="1" meta:paragraph-count="47" meta:word-count="103" meta:character-count="599" meta:non-whitespace-character-count="538"/>
  </office:meta>
</office:document-meta>
</file>